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dd5" officeooo:paragraph-rsid="0016cdd5"/>
    </style:style>
    <style:style style:name="P2" style:family="paragraph" style:parent-style-name="Standard">
      <style:paragraph-properties fo:text-align="start" style:justify-single-word="false"/>
      <style:text-properties officeooo:rsid="0016cdd5" officeooo:paragraph-rsid="0016c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спект</text:p>
      <text:p text:style-name="P2">В первую очередь стоит побеспокоится о своей безопасности. </text:p>
      <text:p text:style-name="P2">1. При наличие диэлектрического предмета, которым было бы удобно отпихнуть от источника тока жертву, ты стараемся аккуратно это сделать.</text:p>
      <text:p text:style-name="P2">2. Мы должны посмотреть, можно ли обесточить рабочее место, если можем то делаем это.</text:p>
      <text:p text:style-name="P2">3. Мы обязаны вызвать экстренную службу на место аварии.</text:p>
      <text:p text:style-name="P2">4. По возможности наложить стерильную повязку на место травмы</text:p>
      <text:p text:style-name="P2">5. Проветрить помещение.</text:p>
      <text:p text:style-name="P2">6. Согреть пострадавшего.</text:p>
      <text:p text:style-name="P2">ВАЖНО: При отсутствие признаков жизни стоит проводить сердечно-легочную реанимацию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4:03:50.548000000</meta:creation-date>
    <dc:date>2025-02-18T04:10:56.268000000</dc:date>
    <meta:editing-duration>PT7M6S</meta:editing-duration>
    <meta:editing-cycles>1</meta:editing-cycles>
    <meta:document-statistic meta:table-count="0" meta:image-count="0" meta:object-count="0" meta:page-count="1" meta:paragraph-count="9" meta:word-count="75" meta:character-count="537" meta:non-whitespace-character-count="470"/>
    <meta:generator>LibreOffice/24.8.0.3$Windows_X86_64 LibreOffice_project/0bdf1299c94fe897b119f97f3c613e9dca6be583</meta:generator>
  </office:meta>
</office:document-meta>
</file>